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dialog-lb.xml" manifest:media-type="text/xml"/>
  <manifest:file-entry manifest:full-path="Dialogs/Standard/Carta_Exigencia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officeooo:paragraph-rsid="0009f158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9pt" fo:font-style="normal" fo:font-weight="normal" officeooo:paragraph-rsid="0006b06b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paragraph-rsid="000bd7a4" style:letter-kerning="true" style:font-size-asian="12pt"/>
    </style:style>
    <style:style style:name="P7" style:family="paragraph" style:parent-style-name="Standard">
      <style:paragraph-properties fo:margin-top="1cm" fo:margin-bottom="0cm" loext:contextual-spacing="false" fo:text-align="start" style:justify-single-word="false"/>
      <style:text-properties style:font-name="Times New Roman" fo:font-style="normal" fo:font-weight="bold" officeooo:rsid="0006b06b" officeooo:paragraph-rsid="0006b06b" style:letter-kerning="tru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0bd7a4" style:letter-kerning="true" style:font-size-asian="12pt" style:font-weight-asian="bold" style:font-weight-complex="bold"/>
    </style:style>
    <style:style style:name="P9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10" style:family="paragraph" style:parent-style-name="Standard">
      <style:paragraph-properties fo:margin-top="0cm" fo:margin-bottom="1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cm" fo:margin-bottom="1cm" loext:contextual-spacing="false" fo:line-height="100%" fo:text-align="center" style:justify-single-word="false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0bd7a4" officeooo:paragraph-rsid="000bd7a4" style:letter-kerning="tru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rsid="000bd7a4" officeooo:paragraph-rsid="000bd7a4" style:letter-kerning="true" style:font-style-asian="normal" style:font-style-complex="normal"/>
    </style:style>
    <style:style style:name="P16" style:family="paragraph" style:parent-style-name="Standard" style:list-style-name="L1">
      <style:paragraph-properties fo:margin-left="1.27cm" fo:margin-right="0cm" fo:margin-top="0cm" fo:margin-bottom="0.25cm" loext:contextual-spacing="false" fo:text-align="start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7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09f158" style:font-size-asian="8pt" style:font-weight-asian="normal" style:font-size-complex="8pt" style:font-weight-complex="normal"/>
    </style:style>
    <style:style style:name="P1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f158"/>
    </style:style>
    <style:style style:name="T3" style:family="text">
      <style:text-properties officeooo:rsid="000bd7a4"/>
    </style:style>
    <style:style style:name="T4" style:family="text">
      <style:text-properties officeooo:rsid="000cd34b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Carta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18" svg:x1="0cm" svg:y1="14.85cm" svg:x2="0.701cm" svg:y2="14.85cm">
        <text:p/>
      </draw:line>
      <text:p text:style-name="P7">INSS – APS Belo Horizonte <text:span text:style-name="T4">Sul</text:span></text:p>
      <text:p text:style-name="P9">Belo Horizonte, <text:date style:data-style-name="N76" text:date-value="2016-11-30T22:51:12.845000191">30 de novembro de 2016</text:date>.</text:p>
      <text:p text:style-name="P12">A Sua Senhoria o(a) Senhor(a)</text:p>
      <text:p text:style-name="P13">Luiz Antonio Carvalho Gontijo Bahia</text:p>
      <text:p text:style-name="P12">NIT: <text:span text:style-name="T3">1.122.695.706-9</text:span></text:p>
      <text:p text:style-name="P10"><text:user-field-get text:name="Assunto">Assunto: </text:user-field-get><text:span text:style-name="T1"><text:text-input text:description="Assunto">Resultado da Revisão de Benefício</text:text-input></text:span></text:p>
      <text:p text:style-name="P11">Ben: B<text:span text:style-name="T2">92/115.535.446-7</text:span></text:p>
      <text:list xml:id="list3591333687896868161" text:style-name="L1">
        <text:list-header>
          <text:p text:style-name="P16">Prezado(a) Senhor(a),</text:p>
        </text:list-header>
      </text:list>
      <text:p text:style-name="P15">Em atenção a sua solicitação de revisão de benefício apresentado no dia 21/12/2015 informamos que não foi reconhecido o direito à revisão considerando a decadência do direito a revisão do ato de concessão do benefício ocorrido em 30/01/2000.</text:p>
      <text:p text:style-name="P15">De acordo com o art. 103 da Lei 8.213 de 24 de Julho de 1991 e alterações é de dez anos o prazo de decadência de todo e qualquer direito ou ação do segurado para revisão do ato de concessão do benefício.</text:p>
      <text:p text:style-name="P15">Desta decisão poderá ser interposto <text:tab/>recurso à Junta de Recursos da Previdência Social, dentro do prazo de 30 (trinta) dias, contados da data do recebimento da presente comunicação.</text:p>
      <text:p text:style-name="P15">O recurso deverá ser protocolado na Agência da Previdência Social – Belo Horizonte Pd. Eustáquio, situada na R. Padre Eustáquio, 1831, 2º andar – B. Padre Eustáquio – Belo Horizonte/MG, no horário de 07:00 as 17:00, pessoalmente ou via representante legal, no <text:span text:style-name="T1">setor de revisão e recurso, mediante agendamento prévio</text:span>.</text:p>
      <text:p text:style-name="P14">Atenciosamente,</text:p>
      <text:p text:style-name="P8"><text:author-name text:fixed="false">Douglas Rodrigues de Almeida</text:author-name></text:p>
      <text:p text:style-name="P6">Técnico do Seguro Social</text:p>
      <text:p text:style-name="P5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rebuchet MS" svg:font-family="'Trebuchet MS'" style:font-family-generic="swiss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rie" fo:font-family="Erie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09f158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officeooo:paragraph-rsid="0009f158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9pt" fo:font-style="normal" fo:font-weight="normal" officeooo:paragraph-rsid="0006b06b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y="0.6cm" svg:width="2.032cm" svg:height="2.032cm" draw:z-index="2"><draw:image xlink:href="Pictures/10000000000000F0000000F013D63E61E3BDED3E.png" xlink:type="simple" xlink:show="embed" xlink:actuate="onLoad"/></draw:frame></text:p>
        <text:p text:style-name="MP2"/>
        <text:p text:style-name="MP1"/>
        <text:p text:style-name="MP3"><draw:frame draw:style-name="Mfr1" draw:name="figuras2" text:anchor-type="paragraph" svg:y="0.6cm" svg:width="2.032cm" svg:height="2.032cm" draw:z-index="1"><draw:image xlink:href="Pictures/10000000000000F0000000F013D63E61E3BDED3E.png" xlink:type="simple" xlink:show="embed" xlink:actuate="onLoad"/></draw:frame><draw:frame draw:style-name="Mfr1" draw:name="Figura2" text:anchor-type="paragraph" svg:y="0.6cm" svg:width="2.032cm" svg:height="2.032cm" draw:z-index="3"><draw:image xlink:href="Pictures/10000000000000F0000000F013D63E61E3BDED3E.png" xlink:type="simple" xlink:show="embed" xlink:actuate="onLoad"/></draw:frame>INSTITUTO NACIONAL DO SEGURO SOCIAL</text:p>
      </style:header>
      <style:footer>
        <text:p text:style-name="MP4">Proteção para o trabalhador e sua família</text:p>
        <text:p text:style-name="MP5"><text:drop-down text:name=""><text:label text:value="APS Belo Horizonte Barreiro - Av. Tito Fulgêncio, 104, Barreiro - CEP: 32215-000"/><text:label text:value="APS Belo Horizonte Floresta - Rua Guaicurus, 312, 2º andar Centro - CEP: 30111-060"/><text:label text:value="APS Belo Horizonte Oeste - Rua Espírito Santo, 54, Centro - CEP: 30160-030"/><text:label text:value="APS Belo Horizonte Padre Eustáquio - Rua Padre Eustáquio, 1831, 2º andar, Padre Eustáquio - CEP:30720-100"/><text:label text:value="APS Belo Horizonte Santa Efigênia - R. Tupinambás, 361, Centro - CEP: 30120-070"/><text:label text:current-selected="true" text:value="APS Belo Horizonte Sul – Av. Afonso Pena, 342, Centro – CEP: 30130-001"/><text:label text:value="APS Belo Horizonte Venda Nova - Av. Dom Pedro I, 2077, São João Batista - CEP: 31515-300"/><text:label text:value="APS ADJ Belo Horizonte - Av. Amazonas, 266, 0º andar, Centro - CEP: 30180-001"/><text:label text:value="APS BI Belo Horizonte - Rua Padre Eustáquio, 1831, 1º andar, Padre Eustáquio - CEP: 30720-100"/><text:label text:value="APS Contagem - Av. Cardeal Eugênio Pacelli, 1819, Cidade Industrial - CEP: 32210-000"/><text:label text:value="APS Belo Horizonte Sul - R. Guaicurus, 312, 2º andar, Centro - CEP: 30.111-060"/>APS Belo Horizonte Sul – Av. Afonso Pena, 342, Centro – CEP: 30130-001</text:drop-dow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_64 LibreOffice_project/8f96e87c890bf8fa77463cd4b640a2312823f3ad</meta:generator>
    <meta:creation-date>2006-08-17T15:36:21</meta:creation-date>
    <dc:date>2016-11-30T22:51:12.661000000</dc:date>
    <meta:print-date>2015-02-10T11:18:47.571000000</meta:print-date>
    <dc:language>pt-BR</dc:language>
    <meta:editing-cycles>187</meta:editing-cycles>
    <meta:editing-duration>PT11H50M59S</meta:editing-duration>
    <dc:title>Resultado da revisão de benefício</dc:title>
    <dc:description>Integrante do Modelos de Documentos 2017.</dc:description>
    <meta:printed-by>Douglas Rodrigues de Almeida</meta:printed-by>
    <dc:creator>Douglas Rodrigues de Almeida</dc:creator>
    <meta:document-statistic meta:table-count="0" meta:image-count="3" meta:object-count="0" meta:page-count="1" meta:paragraph-count="19" meta:word-count="225" meta:character-count="1411" meta:non-whitespace-character-count="1200"/>
    <meta:user-defined meta:name="Versão">3.0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